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1">
      <style:paragraph-properties fo:margin-top="0in" fo:margin-bottom="0in" loext:contextual-spacing="false"/>
    </style:style>
    <style:style style:name="P22" style:family="paragraph" style:parent-style-name="Text_20_body" style:list-style-name="L3">
      <style:paragraph-properties fo:margin-top="0in" fo:margin-bottom="0in" loext:contextual-spacing="false"/>
    </style:style>
    <style:style style:name="P23" style:family="paragraph" style:parent-style-name="Text_20_body" style:list-style-name="L4">
      <style:paragraph-properties fo:margin-top="0in" fo:margin-bottom="0in" loext:contextual-spacing="false"/>
    </style:style>
    <style:style style:name="P24" style:family="paragraph" style:parent-style-name="Text_20_body" style:list-style-name="L6">
      <style:paragraph-properties fo:margin-top="0in" fo:margin-bottom="0in" loext:contextual-spacing="false"/>
    </style:style>
    <style:style style:name="P25" style:family="paragraph" style:parent-style-name="Text_20_body" style:list-style-name="L8">
      <style:paragraph-properties fo:margin-top="0in" fo:margin-bottom="0in" loext:contextual-spacing="false"/>
    </style:style>
    <style:style style:name="P26" style:family="paragraph" style:parent-style-name="Text_20_body" style:list-style-name="L9">
      <style:paragraph-properties fo:margin-top="0in" fo:margin-bottom="0in" loext:contextual-spacing="false"/>
    </style:style>
    <style:style style:name="P27" style:family="paragraph" style:parent-style-name="Text_20_body" style:list-style-name="L10">
      <style:paragraph-properties fo:margin-top="0in" fo:margin-bottom="0in" loext:contextual-spacing="false"/>
    </style:style>
    <style:style style:name="P28" style:family="paragraph" style:parent-style-name="Text_20_body" style:list-style-name="L18">
      <style:paragraph-properties fo:margin-top="0in" fo:margin-bottom="0in" loext:contextual-spacing="false"/>
    </style:style>
    <style:style style:name="P29" style:family="paragraph" style:parent-style-name="Text_20_body" style:list-style-name="L19">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text:start-value="2">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text:start-value="2">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eek 5 Homework: Archiving and Logging Data</text:h>
      <text:p text:style-name="Text_20_body">This unit's homework is designed to solidify the following concepts and tools:</text:p>
      <text:list xml:id="list2968007601" text:style-name="L1">
        <text:list-item>
          <text:p text:style-name="P21">Create a <text:span text:style-name="Source_20_Text">tar</text:span> archive that excludes a directory using the <text:span text:style-name="Source_20_Text">--exclude=</text:span> command option. </text:p>
        </text:list-item>
        <text:list-item>
          <text:p text:style-name="P21">Manage backups using cron jobs. </text:p>
        </text:list-item>
        <text:list-item>
          <text:p text:style-name="P21">Write bash scripts to create system resource usage reports. </text:p>
        </text:list-item>
        <text:list-item>
          <text:p text:style-name="P21">Perform log filtering using <text:span text:style-name="Source_20_Text">journalctl</text:span>. </text:p>
        </text:list-item>
        <text:list-item>
          <text:p text:style-name="P21">Manage log file sizes using <text:span text:style-name="Source_20_Text">logrotate</text:span>. </text:p>
        </text:list-item>
        <text:list-item>
          <text:p text:style-name="P1">Create an auditing system to check for policy and file violations using <text:span text:style-name="Source_20_Text">auditd</text:span>. </text:p>
        </text:list-item>
      </text:list>
      <text:p text:style-name="Text_20_body">Please refer to the student guides and slides from this unit's lessons as you work through the assignment. If you get stuck, remember you can use Google and man pages for more information.</text:p>
      <text:p text:style-name="Horizontal_20_Line"/>
      <text:h text:style-name="Heading_20_3" text:outline-level="3"><text:bookmark text:name="user-content-scenario"/>Scenario</text:h>
      <text:p text:style-name="Text_20_body">For this assignment, you will play the role of a security analyst for Credico Inc., a financial institution that offers checking, savings, and investment banking services.</text:p>
      <text:list xml:id="list2494282909" text:style-name="L2">
        <text:list-item>
          <text:p text:style-name="P2">The company collects, processes, and maintains a large database of private financial information for both consumer and business accounts.</text:p>
        </text:list-item>
        <text:list-item>
          <text:p text:style-name="P2">The data is maintained on a local server.</text:p>
        </text:list-item>
        <text:list-item>
          <text:p text:style-name="P2">The company must comply with the Federal Trade Commission's Gramm-Leach-Bliley Act (<text:a xlink:type="simple" xlink:href="https://www.ftc.gov/tips-advice/business-center/privacy-and-security/gramm-leach-bliley-act" office:target-frame-name="_blank" xlink:show="new" text:style-name="Internet_20_link" text:visited-style-name="Visited_20_Internet_20_Link">GLBA</text:a>), which requires that financial institutions explain their information-sharing practices to their customers and protect sensitive data.</text:p>
        </text:list-item>
      </text:list>
      <text:p text:style-name="Text_20_body">In an effort to mitigate network attacks and meet federal compliance, Credico Inc. developed an efficient log management program that performs:</text:p>
      <text:list xml:id="list1484830365" text:style-name="L3">
        <text:list-item>
          <text:p text:style-name="P22">Log size management using <text:span text:style-name="Source_20_Text">logrotate</text:span>. </text:p>
        </text:list-item>
        <text:list-item>
          <text:p text:style-name="P3">Log auditing with <text:span text:style-name="Source_20_Text">auditd</text:span> to track events, record the events, detect abuse or unauthorized activity, and create custom reports. </text:p>
        </text:list-item>
      </text:list>
      <text:p text:style-name="Text_20_body">These tools, in addition to archives, backups, scripting, and task automation, contribute to a fully comprehensive log management system.</text:p>
      <text:p text:style-name="Text_20_body">You will expand and enhance this log management system by learning new tools, adding advanced features, and researching additional concepts.</text:p>
      <text:p text:style-name="Horizontal_20_Line"/>
      <text:h text:style-name="Heading_20_3" text:outline-level="3"><text:bookmark text:name="user-content-lab-environment"/>Lab Environment</text:h>
      <text:p text:style-name="Text_20_body">To set up your lab environment with the necessary files, complete the following steps.</text:p>
      <text:list xml:id="list3080461235" text:style-name="L4">
        <text:list-item>
          <text:p text:style-name="P4"><text:soft-page-break/>Log into your local virtual machine. Use the following credentials:</text:p>
          <text:list>
            <text:list-item>
              <text:p text:style-name="P23">Username: <text:span text:style-name="Source_20_Text">sysadmin</text:span> </text:p>
            </text:list-item>
            <text:list-item>
              <text:p text:style-name="P23">Password: <text:span text:style-name="Source_20_Text">cybersecurity</text:span> </text:p>
            </text:list-item>
          </text:list>
        </text:list-item>
        <text:list-item>
          <text:p text:style-name="P4">Open the terminal within your Ubuntu VM by pressing Ctrl+Alt+T for Windows users or Ctrl+Options+T for Mac users.</text:p>
          <text:list>
            <text:list-item>
              <text:p text:style-name="P23">Alternatively, press Windows+A (Command+A for Mac users), type "Terminal" in the search bar, and select the terminal icon (not the Xfce Terminal icon). </text:p>
            </text:list-item>
          </text:list>
        </text:list-item>
        <text:list-item>
          <text:p text:style-name="P4">Create a directory called <text:span text:style-name="Source_20_Text">Projects</text:span> in your <text:span text:style-name="Source_20_Text">/home/sysadmin/</text:span> directory.</text:p>
        </text:list-item>
        <text:list-item>
          <text:p text:style-name="P4">Download the following file (you can either slack it to yourself or use the Firefox browser in your Ubuntu machine), and move it to your <text:span text:style-name="Source_20_Text">~/Projects</text:span> directory before you get started:</text:p>
          <text:list>
            <text:list-item>
              <text:p text:style-name="P4"><text:a xlink:type="simple" xlink:href="https://drive.google.com/a/2tor.com/file/d/1fRjFS1vOdS7yfKJgpJxR02_UxeT_qI_u/view?usp=sharing" office:target-frame-name="_blank" xlink:show="new" text:style-name="Internet_20_link" text:visited-style-name="Visited_20_Internet_20_Link">TarDocs.tar</text:a> </text:p>
            </text:list-item>
          </text:list>
        </text:list-item>
      </text:list>
      <text:p text:style-name="Horizontal_20_Line"/>
      <text:h text:style-name="Heading_20_3" text:outline-level="3"><text:bookmark text:name="user-content-instructions"/>Instructions</text:h>
      <text:p text:style-name="Text_20_body">As you solve each step below, please fill out the <text:a xlink:type="simple" xlink:href="../../../../../../../../University-of-Minnesota-Boot-Camp/uofm-virt-cyber-pt-06-2021-u-lol/-/blob/master/05-Archiving-and-Logging-Data/homework/SubmissionFile.md" text:style-name="Internet_20_link" text:visited-style-name="Visited_20_Internet_20_Link">Submission File</text:a>. This will be your homework deliverable.</text:p>
      <text:p text:style-name="Text_20_body">In each of the following sections, you will use and build on your system administration tools and knowledge. Make sure to read the instructions carefully.</text:p>
      <text:h text:style-name="Heading_20_4" text:outline-level="4"><text:bookmark text:name="user-content-step-1-create-extract-compress-and-manage-tar-backup-archives"/>Step 1: Create, Extract, Compress, and Manage tar Backup Archives</text:h>
      <text:p text:style-name="Text_20_body">Creating <text:span text:style-name="Source_20_Text">tar</text:span> archives is something you must do everyday in your role at Credico Inc. In this section, you will extract and exclude specific files and directories to help speed up your workflow.</text:p>
      <text:p text:style-name="Text_20_body">To get started, navigate to the <text:span text:style-name="Source_20_Text">~/Projects</text:span> directory where your downloaded <text:span text:style-name="Source_20_Text">TarDocs.tar</text:span> archive file should be.</text:p>
      <text:list xml:id="list2095092870" text:style-name="L5">
        <text:list-item>
          <text:p text:style-name="P5">Extract the <text:span text:style-name="Source_20_Text">TarDocs.tar</text:span> archive file into the current directory (<text:span text:style-name="Source_20_Text">~/Projects</text:span>). Afterwards, list the directory's contents with <text:span text:style-name="Source_20_Text">ls</text:span> to verify that you have extracted the archive properly.</text:p>
          <text:list>
            <text:list-item>
              <text:p text:style-name="P5">Note that because we want to preserve the directory structure of our archive, we do not have to specify a target directory to extract to.</text:p>
            </text:list-item>
            <text:list-item>
              <text:p text:style-name="P5">Note that when you run <text:span text:style-name="Source_20_Text">ls</text:span> you should see a new <text:span text:style-name="Source_20_Text">~/Projects/TarDocs</text:span> directory with five new subdirectories under <text:span text:style-name="Source_20_Text">TarDocs/</text:span>.</text:p>
            </text:list-item>
          </text:list>
        </text:list-item>
      </text:list>
      <text:p text:style-name="Text_20_body">Verify that there is a <text:span text:style-name="Source_20_Text">Java</text:span> subdirectory in the <text:span text:style-name="Source_20_Text">TarDocs/Documents</text:span> folder by running: <text:span text:style-name="Source_20_Text">ls -l ~/Projects/TarDocs/Documents/</text:span>.</text:p>
      <text:list xml:id="list2435140269" text:style-name="L6">
        <text:list-item>
          <text:p text:style-name="P6">Create a <text:span text:style-name="Source_20_Text">tar</text:span> archive called <text:span text:style-name="Source_20_Text">Javaless_Docs.tar</text:span> that excludes the <text:span text:style-name="Source_20_Text">Java</text:span> directory from the newly extracted <text:span text:style-name="Source_20_Text">TarDocs/Document/</text:span> directory.</text:p>
          <text:list>
            <text:list-item>
              <text:p text:style-name="P24"><text:soft-page-break/>If you've executed this command properly, you should have a <text:span text:style-name="Source_20_Text">Javaless_Docs.tar</text:span> archive in the <text:span text:style-name="Source_20_Text">~/Projects</text:span> folder. </text:p>
            </text:list-item>
          </text:list>
        </text:list-item>
        <text:list-item>
          <text:p text:style-name="P6">Verify that this new <text:span text:style-name="Source_20_Text">Javaless_Docs.tar</text:span> archive does not contain the <text:span text:style-name="Source_20_Text">Java</text:span> subdirectory by using <text:span text:style-name="Source_20_Text">tar</text:span> to list the contents of <text:span text:style-name="Source_20_Text">Javaless_Docs.tar</text:span> and then piping <text:span text:style-name="Source_20_Text">grep</text:span> to search for <text:span text:style-name="Source_20_Text">Java</text:span>.</text:p>
        </text:list-item>
      </text:list>
      <text:p text:style-name="Text_20_body"><text:span text:style-name="Strong_20_Emphasis">Bonus</text:span></text:p>
      <text:list xml:id="list4048231936" text:style-name="L7">
        <text:list-item>
          <text:p text:style-name="P7">Create an incremental archive called <text:span text:style-name="Source_20_Text">logs_backup.tar.gz</text:span> that contains only changed files by examining the <text:span text:style-name="Source_20_Text">snapshot.file</text:span> for the <text:span text:style-name="Source_20_Text">/var/log</text:span> directory. You will need <text:span text:style-name="Source_20_Text">sudo</text:span> for this command. </text:p>
        </text:list-item>
      </text:list>
      <text:p text:style-name="Horizontal_20_Line"/>
      <text:h text:style-name="Heading_20_4" text:outline-level="4"><text:bookmark text:name="user-content-step-2-create-manage-and-automate-cron-jobs"/>Step 2: Create, Manage, and Automate Cron Jobs</text:h>
      <text:p text:style-name="Text_20_body">In response to a ransomware attack, you have been tasked with creating an archiving and backup scheme to mitigate against CryptoLocker malware. This attack would encrypt the entire server’s hard disk and can only be unlocked using a 256-bit digital key after a Bitcoin payment is delivered.</text:p>
      <text:p text:style-name="Text_20_body">For this task, you'll need to create an archiving cron job using the following specifications:</text:p>
      <text:list xml:id="list4235573359" text:style-name="L8">
        <text:list-item>
          <text:p text:style-name="P25">This cron job should create an archive of the following file: <text:span text:style-name="Source_20_Text">/var/log/auth.log</text:span>. </text:p>
        </text:list-item>
        <text:list-item>
          <text:p text:style-name="P25">The filename and location of the archive should be: <text:span text:style-name="Source_20_Text">/auth_backup.tgz</text:span>. </text:p>
        </text:list-item>
        <text:list-item>
          <text:p text:style-name="P25">The archiving process should be scheduled to run every Wednesday at 6 a.m. </text:p>
        </text:list-item>
        <text:list-item>
          <text:p text:style-name="P8">Use the correct archiving zip option to compress the archive using <text:span text:style-name="Source_20_Text">gzip</text:span>. </text:p>
        </text:list-item>
      </text:list>
      <text:list xml:id="list3787393499" text:style-name="L9">
        <text:list-item>
          <text:p text:style-name="P9">To get started creating cron jobs, run the command <text:span text:style-name="Source_20_Text">crontab -e</text:span>. Make sure that your cron job line includes the following:</text:p>
          <text:list>
            <text:list-item>
              <text:p text:style-name="P26">The schedule (minute, hour, etc.) in cron format. - <text:span text:style-name="Strong_20_Emphasis">Hint:</text:span> Reference the helpful site <text:a xlink:type="simple" xlink:href="https://crontab.guru/" office:target-frame-name="_blank" xlink:show="new" text:style-name="Internet_20_link" text:visited-style-name="Visited_20_Internet_20_Link">crontab.guru</text:a> as needed. </text:p>
            </text:list-item>
            <text:list-item>
              <text:p text:style-name="P26">An archive (<text:span text:style-name="Source_20_Text">tar</text:span>) command with three options. </text:p>
            </text:list-item>
            <text:list-item>
              <text:p text:style-name="P26">The path to save the archive to </text:p>
            </text:list-item>
            <text:list-item>
              <text:p text:style-name="P9">The path of the file to archive. </text:p>
            </text:list-item>
          </text:list>
        </text:list-item>
      </text:list>
      <text:p text:style-name="Horizontal_20_Line"/>
      <text:h text:style-name="Heading_20_4" text:outline-level="4"><text:bookmark text:name="user-content-step-3-write-basic-bash-scripts"/>Step 3: Write Basic Bash Scripts</text:h>
      <text:p text:style-name="Text_20_body">Portions of the Gramm-Leach-Bliley Act require organizations to maintain a regular backup regimen for the safe and secure storage of financial data.</text:p>
      <text:p text:style-name="Text_20_body">You'll first need to set up multiple backup directories. Each directory will be dedicated to housing text files that you will create with different kinds of system information.</text:p>
      <text:p text:style-name="Text_20_body">For example, the directory <text:span text:style-name="Source_20_Text">freemem</text:span> will be used to store <text:span text:style-name="Strong_20_Emphasis">free memory</text:span> system information files.</text:p>
      <text:list xml:id="list4194983021" text:style-name="L10">
        <text:list-item>
          <text:p text:style-name="P10"><text:soft-page-break/>Using brace expansion, create the following four directories:</text:p>
          <text:list>
            <text:list-item>
              <text:p text:style-name="P27"><text:span text:style-name="Source_20_Text">~/backups/freemem</text:span> </text:p>
            </text:list-item>
            <text:list-item>
              <text:p text:style-name="P27"><text:span text:style-name="Source_20_Text">~/backups/diskuse</text:span> </text:p>
            </text:list-item>
            <text:list-item>
              <text:p text:style-name="P27"><text:span text:style-name="Source_20_Text">~/backups/openlist</text:span> </text:p>
            </text:list-item>
            <text:list-item>
              <text:p text:style-name="P10"><text:span text:style-name="Source_20_Text">~/backups/freedisk</text:span> </text:p>
            </text:list-item>
          </text:list>
          <text:p text:style-name="P10"><text:span text:style-name="Strong_20_Emphasis">Note</text:span>: Remember that brace expansion uses the following format: <text:span text:style-name="Source_20_Text">~/exampledirectory/{subdirectory1,subdirectory2,etc}</text:span></text:p>
        </text:list-item>
      </text:list>
      <text:p text:style-name="Text_20_body">Now you will create a script that will execute various Linux tools to parse information about the system. Each of these tools should output results to a text file inside its respective system information directory.</text:p>
      <text:list xml:id="list932200200" text:style-name="L11">
        <text:list-item>
          <text:p text:style-name="P11">For example: <text:span text:style-name="Source_20_Text">cpu_usage_tool &gt; ~/backups/cpuuse/cpu_usage.txt</text:span> </text:p>
        </text:list-item>
      </text:list>
      <text:p text:style-name="Text_20_body">In the above example, the <text:span text:style-name="Source_20_Text">cpu_usage_tool</text:span> command will output CPU usage information into a <text:span text:style-name="Source_20_Text">cpu_usage.txt</text:span> file.</text:p>
      <text:p text:style-name="Text_20_body">To get started with setting up your script up in your <text:span text:style-name="Source_20_Text">home</text:span> directory, do the following:</text:p>
      <text:list xml:id="list505820813" text:style-name="L12">
        <text:list-item>
          <text:p text:style-name="P12">Navigate to your <text:span text:style-name="Source_20_Text">home</text:span> directory by running: <text:span text:style-name="Source_20_Text">cd ~/</text:span></text:p>
        </text:list-item>
        <text:list-item>
          <text:p text:style-name="P12">Run the command <text:span text:style-name="Source_20_Text">nano system.sh</text:span> to open a new Nano window.</text:p>
        </text:list-item>
      </text:list>
      <text:p text:style-name="Text_20_body"><text:span text:style-name="Strong_20_Emphasis">Note</text:span>: If you're unsure how to get started, we included a <text:span text:style-name="Source_20_Text">system.sh</text:span> starter file. Use that as a guide.</text:p>
      <text:list xml:id="list3257020532" text:style-name="L13">
        <text:list-item>
          <text:p text:style-name="P13">Edit the <text:span text:style-name="Source_20_Text">system.sh</text:span> script file so that it that does the following:</text:p>
          <text:list>
            <text:list-item>
              <text:p text:style-name="P13">Prints the amount of free memory on the system and saves it to <text:span text:style-name="Source_20_Text">~/backups/freemem/free_mem.txt</text:span>.</text:p>
            </text:list-item>
            <text:list-item>
              <text:p text:style-name="P13">Prints disk usage and saves it to <text:span text:style-name="Source_20_Text">~/backups/diskuse/disk_usage.txt</text:span>.</text:p>
            </text:list-item>
            <text:list-item>
              <text:p text:style-name="P13">Lists all open files and saves it to <text:span text:style-name="Source_20_Text">~/backups/openlist/open_list.txt</text:span>.</text:p>
            </text:list-item>
            <text:list-item>
              <text:p text:style-name="P13">Prints file system disk space statistics and saves it to <text:span text:style-name="Source_20_Text">~/backups/freedisk/free_disk.txt</text:span>.</text:p>
            </text:list-item>
          </text:list>
          <text:p text:style-name="P13"><text:span text:style-name="Strong_20_Emphasis">Note</text:span>: For the free memory, disk usage, and free disk commands, make sure you use the <text:span text:style-name="Source_20_Text">-h</text:span> option to make the output human-readable.</text:p>
        </text:list-item>
        <text:list-item>
          <text:p text:style-name="P13">Save this file and make sure to change or modify the <text:span text:style-name="Source_20_Text">system.sh</text:span> file permissions so that it is executable.</text:p>
        </text:list-item>
      </text:list>
      <text:p text:style-name="Text_20_body">You should now have an executable <text:span text:style-name="Source_20_Text">system.sh</text:span> file within your home <text:span text:style-name="Source_20_Text">~/</text:span> directory.</text:p>
      <text:list xml:id="list1054578177" text:style-name="L14">
        <text:list-item>
          <text:p text:style-name="P14">Test the script with <text:span text:style-name="Source_20_Text">sudo ./system.sh</text:span>.</text:p>
        </text:list-item>
        <text:list-item>
          <text:p text:style-name="P14"><text:soft-page-break/><text:span text:style-name="Strong_20_Emphasis">Note</text:span>: If it appears, ignore the warning: <text:span text:style-name="Source_20_Text">lsof: WARNING: can't stat() fuse.gvfsd-fuse file system /run/user/1001/gvfs Output information may be incomplete.</text:span></text:p>
        </text:list-item>
      </text:list>
      <text:p text:style-name="Text_20_body"><text:span text:style-name="Strong_20_Emphasis">Optional</text:span></text:p>
      <text:list xml:id="list2339658165" text:style-name="L15">
        <text:list-item>
          <text:p text:style-name="P15">Confirm the script ran properly by navigating to any of subdirectories in the <text:span text:style-name="Source_20_Text">~/backup/</text:span> directory and using <text:span text:style-name="Source_20_Text">cat &lt;filename&gt;</text:span> to view the contents of the backup files. </text:p>
        </text:list-item>
      </text:list>
      <text:p text:style-name="Text_20_body"><text:span text:style-name="Strong_20_Emphasis">Bonus</text:span></text:p>
      <text:list xml:id="list2606250161" text:style-name="L16">
        <text:list-item>
          <text:p text:style-name="P16">Automate your script <text:span text:style-name="Source_20_Text">system.sh</text:span> by adding it to the <text:span text:style-name="Source_20_Text">weekly</text:span> system-wide cron directory. </text:p>
        </text:list-item>
      </text:list>
      <text:p text:style-name="Horizontal_20_Line"/>
      <text:h text:style-name="Heading_20_4" text:outline-level="4"><text:bookmark text:name="user-content-step-4-manage-log-file-sizes"/>Step 4. Manage Log File Sizes</text:h>
      <text:p text:style-name="Text_20_body">You realize that the spam messages are making the size of the log files unmanageable.</text:p>
      <text:p text:style-name="Text_20_body">You’ve decided to implement log rotation in order to preserve log entries and keep log file sizes more manageable. You’ve also chosen to compress logs during rotation to preserve disk space and lower costs.</text:p>
      <text:list xml:id="list4108863912" text:style-name="L17">
        <text:list-item>
          <text:p text:style-name="P17">Run <text:span text:style-name="Source_20_Text">sudo nano /etc/logrotate.conf</text:span> to edit the <text:span text:style-name="Source_20_Text">logrotate</text:span> config file. You don't need to work out of any specific directory as you are using the full configuration file path.</text:p>
        </text:list-item>
        <text:list-item>
          <text:p text:style-name="P17">Configure a log rotation scheme that backs up authentication messages to the <text:span text:style-name="Source_20_Text">/var/log/auth.log</text:span> directory using the following settings:</text:p>
          <text:list>
            <text:list-item>
              <text:p text:style-name="P17">Rotates weekly.</text:p>
            </text:list-item>
            <text:list-item>
              <text:p text:style-name="P17">Rotates only the seven most recent logs.</text:p>
            </text:list-item>
            <text:list-item>
              <text:p text:style-name="P17">Does not rotate empty logs.</text:p>
            </text:list-item>
            <text:list-item>
              <text:p text:style-name="P17">Delays compression.</text:p>
            </text:list-item>
            <text:list-item>
              <text:p text:style-name="P17">Skips error messages for missing logs and continues to next log.</text:p>
            </text:list-item>
          </text:list>
          <text:p text:style-name="P17">Don't forget to surround your rotation rules with curly braces <text:span text:style-name="Source_20_Text">{}</text:span>.</text:p>
        </text:list-item>
      </text:list>
      <text:p text:style-name="Horizontal_20_Line"/>
      <text:h text:style-name="Heading_20_4" text:outline-level="4"><text:bookmark text:name="user-content-bonus-check-for-policy-and-file-violations"/>Bonus: Check for Policy and File Violations</text:h>
      <text:p text:style-name="Text_20_body">In an effort to help mitigate against future attacks, you have decided to create an event monitoring system that specifically generates reports whenever new accounts are created or modified, and when any modifications are made to authorization logs.</text:p>
      <text:list xml:id="list3741134051" text:style-name="L18">
        <text:list-item>
          <text:p text:style-name="P18">Verify the <text:span text:style-name="Source_20_Text">auditd</text:span> service is active using the <text:span text:style-name="Source_20_Text">systemctl</text:span> command.</text:p>
        </text:list-item>
        <text:list-item>
          <text:p text:style-name="P18"><text:soft-page-break/>Run <text:span text:style-name="Source_20_Text">sudo nano /etc/audit/auditd.conf</text:span> to edit the <text:span text:style-name="Source_20_Text">auditd</text:span> config file using the following parameters. You can run this command from anywhere using the terminal.</text:p>
          <text:list>
            <text:list-item>
              <text:p text:style-name="P18">Number of retained logs is seven.</text:p>
            </text:list-item>
            <text:list-item>
              <text:p text:style-name="P18">Maximum log file size is 35.</text:p>
            </text:list-item>
          </text:list>
        </text:list-item>
        <text:list-item>
          <text:p text:style-name="P18">Next, run <text:span text:style-name="Source_20_Text">sudo nano /etc/audit/rules.d/audit.rules</text:span> to edit the rules for <text:span text:style-name="Source_20_Text">auditd</text:span>. Create rules that watch the following paths:</text:p>
          <text:list>
            <text:list-item>
              <text:p text:style-name="P18">For <text:span text:style-name="Source_20_Text">/etc/shadow</text:span>, set <text:span text:style-name="Source_20_Text">wra</text:span> for the permissions to monitor and set the <text:span text:style-name="Source_20_Text">keyname</text:span> for this rule to <text:span text:style-name="Source_20_Text">hashpass_audit</text:span>.</text:p>
            </text:list-item>
            <text:list-item>
              <text:p text:style-name="P18">For <text:span text:style-name="Source_20_Text">/etc/passwd</text:span>, set <text:span text:style-name="Source_20_Text">wra</text:span> for the permissions to monitor and set the <text:span text:style-name="Source_20_Text">keyname</text:span> for this rule to <text:span text:style-name="Source_20_Text">userpass_audit</text:span>.</text:p>
            </text:list-item>
            <text:list-item>
              <text:p text:style-name="P18">For <text:span text:style-name="Source_20_Text">/var/log/auth.log</text:span>, set <text:span text:style-name="Source_20_Text">wra</text:span> for the permissions to monitor and set the <text:span text:style-name="Source_20_Text">keyname</text:span> for this rule to <text:span text:style-name="Source_20_Text">authlog_audit</text:span>.</text:p>
            </text:list-item>
          </text:list>
        </text:list-item>
        <text:list-item>
          <text:p text:style-name="P18">Restart the <text:span text:style-name="Source_20_Text">auditd</text:span> daemon.</text:p>
        </text:list-item>
        <text:list-item>
          <text:p text:style-name="P18">Perform a listing that reveals all existing <text:span text:style-name="Source_20_Text">auditd</text:span> rules.</text:p>
          <text:list>
            <text:list-item>
              <text:p text:style-name="P28"><text:span text:style-name="Strong_20_Emphasis">Note</text:span>: If you're unsure how to construct these rules, refer to the <text:span text:style-name="Source_20_Text">auditd</text:span> section within the <text:a xlink:type="simple" xlink:href="../../../../../../../../University-of-Minnesota-Boot-Camp/uofm-virt-cyber-pt-06-2021-u-lol/-/blob/master/../../1-Lesson-Plans/05-Archiving-and-Logging-Data/3/studentguide.md" text:style-name="Internet_20_link" text:visited-style-name="Visited_20_Internet_20_Link">5.3 Student Guide</text:a>. </text:p>
            </text:list-item>
          </text:list>
        </text:list-item>
        <text:list-item>
          <text:p text:style-name="P18">Using <text:span text:style-name="Source_20_Text">sudo</text:span>, produce an audit report that returns results for all user authentications.</text:p>
          <text:list>
            <text:list-item>
              <text:p text:style-name="P28"><text:span text:style-name="Strong_20_Emphasis">Note:</text:span> You will need to log out and back in to populate the report. </text:p>
            </text:list-item>
          </text:list>
        </text:list-item>
        <text:list-item>
          <text:p text:style-name="P18">Now you will shift into hacker mode. Create a user with <text:span text:style-name="Source_20_Text">sudo useradd attacker</text:span> and produce an audit report that lists account modifications.</text:p>
        </text:list-item>
        <text:list-item>
          <text:p text:style-name="P18">Use <text:span text:style-name="Source_20_Text">auditctl</text:span> to add another rule that watches the <text:span text:style-name="Source_20_Text">/var/log/cron</text:span> directory.</text:p>
        </text:list-item>
        <text:list-item>
          <text:p text:style-name="P18">Perform a listing that reveals changes to the <text:span text:style-name="Source_20_Text">auditd</text:span> rules took affect.</text:p>
        </text:list-item>
      </text:list>
      <text:p text:style-name="Horizontal_20_Line"/>
      <text:h text:style-name="Heading_20_4" text:outline-level="4"><text:bookmark text:name="user-content-bonus-reasearch-activity-perform-various-log-filtering-techniques"/>Bonus (Reasearch Activity): Perform Various Log Filtering Techniques</text:h>
      <text:p text:style-name="Text_20_body">There was a suspicious login from a host on the network during the early morning hours when the office was closed. The senior security manager tasked you with filtering through log files to determine if a system breach occurred.</text:p>
      <text:p text:style-name="Text_20_body">For the bonus, <text:span text:style-name="Strong_20_Emphasis">write</text:span> the <text:span text:style-name="Source_20_Text">journactl</text:span> commands, for each use case below.</text:p>
      <text:p text:style-name="Text_20_body"><text:span text:style-name="Strong_20_Emphasis">Hint:</text:span> Remember that <text:span text:style-name="Source_20_Text">journal</text:span> tracks each log relative to each system boot. Also, keep in mind that you can sort messages by priority, relative boot, and specific units.</text:p>
      <text:list xml:id="list4207858661" text:style-name="L19">
        <text:list-item>
          <text:p text:style-name="P19">Write the <text:span text:style-name="Source_20_Text">journalctl</text:span> command that performs a log search that returns all messages, with priorities from emergency to error, since the current system boot.</text:p>
        </text:list-item>
        <text:list-item>
          <text:p text:style-name="P19"><text:soft-page-break/>Write the <text:span text:style-name="Source_20_Text">journalctl</text:span> command that checks the disk usage of the system journal unit since the most recent boot. You will likely have to pipe this output to <text:span text:style-name="Source_20_Text">less</text:span> if it doesn't fit on the screen.</text:p>
          <text:list>
            <text:list-item>
              <text:p text:style-name="P29">The unit you want is <text:span text:style-name="Source_20_Text">systemd-journald</text:span>. </text:p>
            </text:list-item>
          </text:list>
        </text:list-item>
        <text:list-item>
          <text:p text:style-name="P19">Write the <text:span text:style-name="Source_20_Text">journalctl</text:span> command that removes all archived journal files except the most recent two.</text:p>
        </text:list-item>
        <text:list-item>
          <text:p text:style-name="P19">Write the <text:span text:style-name="Source_20_Text">journalctl</text:span> command that filters all log messages with priority levels between zero and two, and save the results to a file named <text:span text:style-name="Source_20_Text">Priority_High.txt</text:span> in <text:span text:style-name="Source_20_Text">/home/student/</text:span> directory.</text:p>
        </text:list-item>
        <text:list-item>
          <text:p text:style-name="P19">Automate the last task by creating a cron job that runs daily in the user crontab.</text:p>
        </text:list-item>
      </text:list>
      <text:p text:style-name="Text_20_body"><text:span text:style-name="Strong_20_Emphasis">Note</text:span>: You'll need <text:span text:style-name="Source_20_Text">sudo</text:span> to run <text:span text:style-name="Source_20_Text">journalctl</text:span>.</text:p>
      <text:p text:style-name="Horizontal_20_Line"/>
      <text:h text:style-name="Heading_20_3" text:outline-level="3"><text:bookmark text:name="user-content-submission-guidelines"/>Submission Guidelines</text:h>
      <text:list xml:id="list2622878392" text:style-name="L20">
        <text:list-item>
          <text:p text:style-name="P20">Please fill out and submit <text:a xlink:type="simple" xlink:href="../../../../../../../../University-of-Minnesota-Boot-Camp/uofm-virt-cyber-pt-06-2021-u-lol/-/blob/master/05-Archiving-and-Logging-Data/homework/SubmissionFile.md" text:style-name="Internet_20_link" text:visited-style-name="Visited_20_Internet_20_Link">SubmissionFile.md</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4T12:34:22.032000000</meta:creation-date>
    <dc:date>2021-08-14T12:36:23.054000000</dc:date>
    <meta:editing-duration>PT2M1S</meta:editing-duration>
    <meta:editing-cycles>1</meta:editing-cycles>
    <meta:document-statistic meta:table-count="0" meta:image-count="0" meta:object-count="0" meta:page-count="7" meta:paragraph-count="129" meta:word-count="1935" meta:character-count="11975" meta:non-whitespace-character-count="10221"/>
    <meta:generator>LibreOffice/5.4.2.2$Windows_X86_64 LibreOffice_project/22b09f6418e8c2d508a9eaf86b2399209b0990f4</meta:generator>
  </office:meta>
</office:document-meta>
</file>